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09f984" officeooo:paragraph-rsid="0009f984" style:font-size-asian="14pt" style:font-size-complex="14pt"/>
    </style:style>
    <style:style style:name="P2" style:family="paragraph" style:parent-style-name="Preformatted_20_Text">
      <style:text-properties fo:font-size="14pt" officeooo:rsid="000af12d" officeooo:paragraph-rsid="000af12d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forum.arduino.cc/index.php?topic=276741.0" text:style-name="Internet_20_link" text:visited-style-name="Visited_20_Internet_20_Link">BLDC Motor Tut</text:a></text:p>
      <text:p text:style-name="P1"/>
      <text:p text:style-name="P2"><text:a xlink:type="simple" xlink:href="https://www.lucidarme.me/commutation-sequence-for-bldc-motors-using-hall-effect-position-sensors/" text:style-name="Internet_20_link" text:visited-style-name="Visited_20_Internet_20_Link">BLDC Commutation Tab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7T05:35:00.650052286</dc:date>
    <meta:editing-duration>PT1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6" meta:character-count="36" meta:non-whitespace-character-count="32"/>
  </office:meta>
</office:document-meta>
</file>